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41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23cm" fo:break-before="auto" style:use-optimal-row-height="true"/>
    </style:style>
    <style:style style:name="ro2" style:family="table-row">
      <style:table-row-properties style:row-height="0.409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office:value-type="string">
            <text:p>juzlink</text:p>
          </table:table-cell>
          <table:table-cell office:value-type="string">
            <text:p>Title</text:p>
          </table:table-cell>
          <table:table-cell office:value-type="string">
            <text:p>Juzp_no</text:p>
          </table:table-cell>
          <table:table-cell office:value-type="string">
            <text:p>LinkTitle</text:p>
          </table:table-cell>
        </table:table-row>
        <table:table-row table:style-name="ro1">
          <table:table-cell office:value-type="string">
            <text:p>content/page-1</text:p>
          </table:table-cell>
          <table:table-cell office:value-type="string">
            <text:p>Juz-1</text:p>
          </table:table-cell>
          <table:table-cell office:value-type="float" office:value="1">
            <text:p>1</text:p>
          </table:table-cell>
          <table:table-cell office:value-type="string">
            <text:p>Juz-1</text:p>
          </table:table-cell>
        </table:table-row>
        <table:table-row table:style-name="ro1">
          <table:table-cell office:value-type="string">
            <text:p>content/page-22</text:p>
          </table:table-cell>
          <table:table-cell office:value-type="string">
            <text:p>Juz-2</text:p>
          </table:table-cell>
          <table:table-cell office:value-type="float" office:value="22">
            <text:p>22</text:p>
          </table:table-cell>
          <table:table-cell office:value-type="string">
            <text:p>Juz-2</text:p>
          </table:table-cell>
        </table:table-row>
        <table:table-row table:style-name="ro1">
          <table:table-cell office:value-type="string">
            <text:p>content/page-42</text:p>
          </table:table-cell>
          <table:table-cell office:value-type="string">
            <text:p>Juz-3</text:p>
          </table:table-cell>
          <table:table-cell office:value-type="float" office:value="42">
            <text:p>42</text:p>
          </table:table-cell>
          <table:table-cell office:value-type="string">
            <text:p>Juz-3</text:p>
          </table:table-cell>
        </table:table-row>
        <table:table-row table:style-name="ro1">
          <table:table-cell office:value-type="string">
            <text:p>content/page-62</text:p>
          </table:table-cell>
          <table:table-cell office:value-type="string">
            <text:p>Juz-4</text:p>
          </table:table-cell>
          <table:table-cell office:value-type="float" office:value="62">
            <text:p>62</text:p>
          </table:table-cell>
          <table:table-cell office:value-type="string">
            <text:p>Juz-4</text:p>
          </table:table-cell>
        </table:table-row>
        <table:table-row table:style-name="ro1">
          <table:table-cell office:value-type="string">
            <text:p>content/page-82</text:p>
          </table:table-cell>
          <table:table-cell office:value-type="string">
            <text:p>Juz-5</text:p>
          </table:table-cell>
          <table:table-cell office:value-type="float" office:value="82">
            <text:p>82</text:p>
          </table:table-cell>
          <table:table-cell office:value-type="string">
            <text:p>Juz-5</text:p>
          </table:table-cell>
        </table:table-row>
        <table:table-row table:style-name="ro1">
          <table:table-cell office:value-type="string">
            <text:p>content/page-102</text:p>
          </table:table-cell>
          <table:table-cell office:value-type="string">
            <text:p>Juz-6</text:p>
          </table:table-cell>
          <table:table-cell office:value-type="float" office:value="102">
            <text:p>102</text:p>
          </table:table-cell>
          <table:table-cell office:value-type="string">
            <text:p>Juz-6</text:p>
          </table:table-cell>
        </table:table-row>
        <table:table-row table:style-name="ro1">
          <table:table-cell office:value-type="string">
            <text:p>content/page-121</text:p>
          </table:table-cell>
          <table:table-cell office:value-type="string">
            <text:p>Juz-7</text:p>
          </table:table-cell>
          <table:table-cell office:value-type="float" office:value="121">
            <text:p>121</text:p>
          </table:table-cell>
          <table:table-cell office:value-type="string">
            <text:p>Juz-7</text:p>
          </table:table-cell>
        </table:table-row>
        <table:table-row table:style-name="ro1">
          <table:table-cell office:value-type="string">
            <text:p>content/page-142</text:p>
          </table:table-cell>
          <table:table-cell office:value-type="string">
            <text:p>Juz-8</text:p>
          </table:table-cell>
          <table:table-cell office:value-type="float" office:value="142">
            <text:p>142</text:p>
          </table:table-cell>
          <table:table-cell office:value-type="string">
            <text:p>Juz-8</text:p>
          </table:table-cell>
        </table:table-row>
        <table:table-row table:style-name="ro1">
          <table:table-cell office:value-type="string">
            <text:p>content/page-162</text:p>
          </table:table-cell>
          <table:table-cell office:value-type="string">
            <text:p>Juz-9</text:p>
          </table:table-cell>
          <table:table-cell office:value-type="float" office:value="162">
            <text:p>162</text:p>
          </table:table-cell>
          <table:table-cell office:value-type="string">
            <text:p>Juz-9</text:p>
          </table:table-cell>
        </table:table-row>
        <table:table-row table:style-name="ro1">
          <table:table-cell office:value-type="string">
            <text:p>content/page-182</text:p>
          </table:table-cell>
          <table:table-cell office:value-type="string">
            <text:p>Juz-10</text:p>
          </table:table-cell>
          <table:table-cell office:value-type="float" office:value="182">
            <text:p>182</text:p>
          </table:table-cell>
          <table:table-cell office:value-type="string">
            <text:p>Juz-10</text:p>
          </table:table-cell>
        </table:table-row>
        <table:table-row table:style-name="ro1">
          <table:table-cell office:value-type="string">
            <text:p>content/page-201</text:p>
          </table:table-cell>
          <table:table-cell office:value-type="string">
            <text:p>Juz-11</text:p>
          </table:table-cell>
          <table:table-cell office:value-type="float" office:value="201">
            <text:p>201</text:p>
          </table:table-cell>
          <table:table-cell office:value-type="string">
            <text:p>Juz-11</text:p>
          </table:table-cell>
        </table:table-row>
        <table:table-row table:style-name="ro1">
          <table:table-cell office:value-type="string">
            <text:p>content/page-222</text:p>
          </table:table-cell>
          <table:table-cell office:value-type="string">
            <text:p>Juz-12</text:p>
          </table:table-cell>
          <table:table-cell office:value-type="float" office:value="222">
            <text:p>222</text:p>
          </table:table-cell>
          <table:table-cell office:value-type="string">
            <text:p>Juz-12</text:p>
          </table:table-cell>
        </table:table-row>
        <table:table-row table:style-name="ro1">
          <table:table-cell office:value-type="string">
            <text:p>content/page-242</text:p>
          </table:table-cell>
          <table:table-cell office:value-type="string">
            <text:p>Juz-13</text:p>
          </table:table-cell>
          <table:table-cell office:value-type="float" office:value="242">
            <text:p>242</text:p>
          </table:table-cell>
          <table:table-cell office:value-type="string">
            <text:p>Juz-13</text:p>
          </table:table-cell>
        </table:table-row>
        <table:table-row table:style-name="ro1">
          <table:table-cell office:value-type="string">
            <text:p>content/page-262</text:p>
          </table:table-cell>
          <table:table-cell office:value-type="string">
            <text:p>Juz-14</text:p>
          </table:table-cell>
          <table:table-cell office:value-type="float" office:value="262">
            <text:p>262</text:p>
          </table:table-cell>
          <table:table-cell office:value-type="string">
            <text:p>Juz-14</text:p>
          </table:table-cell>
        </table:table-row>
        <table:table-row table:style-name="ro1">
          <table:table-cell office:value-type="string">
            <text:p>content/page-282</text:p>
          </table:table-cell>
          <table:table-cell office:value-type="string">
            <text:p>Juz-15</text:p>
          </table:table-cell>
          <table:table-cell office:value-type="float" office:value="282">
            <text:p>282</text:p>
          </table:table-cell>
          <table:table-cell office:value-type="string">
            <text:p>Juz-15</text:p>
          </table:table-cell>
        </table:table-row>
        <table:table-row table:style-name="ro1">
          <table:table-cell office:value-type="string">
            <text:p>content/page-302</text:p>
          </table:table-cell>
          <table:table-cell office:value-type="string">
            <text:p>Juz-16</text:p>
          </table:table-cell>
          <table:table-cell office:value-type="float" office:value="302">
            <text:p>302</text:p>
          </table:table-cell>
          <table:table-cell office:value-type="string">
            <text:p>Juz-16</text:p>
          </table:table-cell>
        </table:table-row>
        <table:table-row table:style-name="ro1">
          <table:table-cell office:value-type="string">
            <text:p>content/page-322</text:p>
          </table:table-cell>
          <table:table-cell office:value-type="string">
            <text:p>Juz-17</text:p>
          </table:table-cell>
          <table:table-cell office:value-type="float" office:value="322">
            <text:p>322</text:p>
          </table:table-cell>
          <table:table-cell office:value-type="string">
            <text:p>Juz-17</text:p>
          </table:table-cell>
        </table:table-row>
        <table:table-row table:style-name="ro1">
          <table:table-cell office:value-type="string">
            <text:p>content/page-342</text:p>
          </table:table-cell>
          <table:table-cell office:value-type="string">
            <text:p>Juz-18</text:p>
          </table:table-cell>
          <table:table-cell office:value-type="float" office:value="342">
            <text:p>342</text:p>
          </table:table-cell>
          <table:table-cell office:value-type="string">
            <text:p>Juz-18</text:p>
          </table:table-cell>
        </table:table-row>
        <table:table-row table:style-name="ro1">
          <table:table-cell office:value-type="string">
            <text:p>content/page-362</text:p>
          </table:table-cell>
          <table:table-cell office:value-type="string">
            <text:p>Juz-19</text:p>
          </table:table-cell>
          <table:table-cell office:value-type="float" office:value="362">
            <text:p>362</text:p>
          </table:table-cell>
          <table:table-cell office:value-type="string">
            <text:p>Juz-19</text:p>
          </table:table-cell>
        </table:table-row>
        <table:table-row table:style-name="ro1">
          <table:table-cell office:value-type="string">
            <text:p>content/page-382</text:p>
          </table:table-cell>
          <table:table-cell office:value-type="string">
            <text:p>Juz-20</text:p>
          </table:table-cell>
          <table:table-cell office:value-type="float" office:value="382">
            <text:p>382</text:p>
          </table:table-cell>
          <table:table-cell office:value-type="string">
            <text:p>Juz-20</text:p>
          </table:table-cell>
        </table:table-row>
        <table:table-row table:style-name="ro1">
          <table:table-cell office:value-type="string">
            <text:p>content/page-402</text:p>
          </table:table-cell>
          <table:table-cell office:value-type="string">
            <text:p>Juz-21</text:p>
          </table:table-cell>
          <table:table-cell office:value-type="float" office:value="402">
            <text:p>402</text:p>
          </table:table-cell>
          <table:table-cell office:value-type="string">
            <text:p>Juz-21</text:p>
          </table:table-cell>
        </table:table-row>
        <table:table-row table:style-name="ro1">
          <table:table-cell office:value-type="string">
            <text:p>content/page-422</text:p>
          </table:table-cell>
          <table:table-cell office:value-type="string">
            <text:p>Juz-22</text:p>
          </table:table-cell>
          <table:table-cell office:value-type="float" office:value="422">
            <text:p>422</text:p>
          </table:table-cell>
          <table:table-cell office:value-type="string">
            <text:p>Juz-22</text:p>
          </table:table-cell>
        </table:table-row>
        <table:table-row table:style-name="ro1">
          <table:table-cell office:value-type="string">
            <text:p>content/page-442</text:p>
          </table:table-cell>
          <table:table-cell office:value-type="string">
            <text:p>Juz-23</text:p>
          </table:table-cell>
          <table:table-cell office:value-type="float" office:value="442">
            <text:p>442</text:p>
          </table:table-cell>
          <table:table-cell office:value-type="string">
            <text:p>Juz-23</text:p>
          </table:table-cell>
        </table:table-row>
        <table:table-row table:style-name="ro1">
          <table:table-cell office:value-type="string">
            <text:p>content/page-462</text:p>
          </table:table-cell>
          <table:table-cell office:value-type="string">
            <text:p>Juz-24</text:p>
          </table:table-cell>
          <table:table-cell office:value-type="float" office:value="462">
            <text:p>462</text:p>
          </table:table-cell>
          <table:table-cell office:value-type="string">
            <text:p>Juz-24</text:p>
          </table:table-cell>
        </table:table-row>
        <table:table-row table:style-name="ro1">
          <table:table-cell office:value-type="string">
            <text:p>content/page-482</text:p>
          </table:table-cell>
          <table:table-cell office:value-type="string">
            <text:p>Juz-25</text:p>
          </table:table-cell>
          <table:table-cell office:value-type="float" office:value="482">
            <text:p>482</text:p>
          </table:table-cell>
          <table:table-cell office:value-type="string">
            <text:p>Juz-25</text:p>
          </table:table-cell>
        </table:table-row>
        <table:table-row table:style-name="ro1">
          <table:table-cell office:value-type="string">
            <text:p>content/page-502</text:p>
          </table:table-cell>
          <table:table-cell office:value-type="string">
            <text:p>Juz-26</text:p>
          </table:table-cell>
          <table:table-cell office:value-type="float" office:value="502">
            <text:p>502</text:p>
          </table:table-cell>
          <table:table-cell office:value-type="string">
            <text:p>Juz-26</text:p>
          </table:table-cell>
        </table:table-row>
        <table:table-row table:style-name="ro1">
          <table:table-cell office:value-type="string">
            <text:p>content/page-522</text:p>
          </table:table-cell>
          <table:table-cell office:value-type="string">
            <text:p>Juz-27</text:p>
          </table:table-cell>
          <table:table-cell office:value-type="float" office:value="522">
            <text:p>522</text:p>
          </table:table-cell>
          <table:table-cell office:value-type="string">
            <text:p>Juz-27</text:p>
          </table:table-cell>
        </table:table-row>
        <table:table-row table:style-name="ro1">
          <table:table-cell office:value-type="string">
            <text:p>content/page-542</text:p>
          </table:table-cell>
          <table:table-cell office:value-type="string">
            <text:p>Juz-28</text:p>
          </table:table-cell>
          <table:table-cell office:value-type="float" office:value="542">
            <text:p>542</text:p>
          </table:table-cell>
          <table:table-cell office:value-type="string">
            <text:p>Juz-28</text:p>
          </table:table-cell>
        </table:table-row>
        <table:table-row table:style-name="ro1">
          <table:table-cell office:value-type="string">
            <text:p>content/page-562</text:p>
          </table:table-cell>
          <table:table-cell office:value-type="string">
            <text:p>Juz-29</text:p>
          </table:table-cell>
          <table:table-cell office:value-type="float" office:value="562">
            <text:p>562</text:p>
          </table:table-cell>
          <table:table-cell office:value-type="string">
            <text:p>Juz-29</text:p>
          </table:table-cell>
        </table:table-row>
        <table:table-row table:style-name="ro1">
          <table:table-cell office:value-type="string">
            <text:p>content/page-582</text:p>
          </table:table-cell>
          <table:table-cell office:value-type="string">
            <text:p>Juz-30</text:p>
          </table:table-cell>
          <table:table-cell office:value-type="float" office:value="582">
            <text:p>582</text:p>
          </table:table-cell>
          <table:table-cell office:value-type="string">
            <text:p>Juz-30</text:p>
          </table:table-cell>
        </table:table-row>
      </table:table>
      <table:table table:name="Sheet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18">18/07/2015</text:date>, <text:time>19:57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azy moallin</meta:initial-creator>
    <meta:creation-date>2015-07-18T19:17:05</meta:creation-date>
    <dc:date>2015-07-18T19:57:14</dc:date>
    <dc:creator>yazy moallin</dc:creator>
    <meta:editing-duration>PT24M39S</meta:editing-duration>
    <meta:editing-cycles>5</meta:editing-cycles>
    <meta:generator>OpenOffice/4.1.1$Unix OpenOffice.org_project/411m6$Build-9775</meta:generator>
    <meta:document-statistic meta:table-count="3" meta:cell-count="124" meta:object-count="0"/>
  </office:meta>
</office:document-meta>
</file>